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libri" style:font-name-complex="Calibri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margin-left="1.4709in" fo:margin-right="0in" fo:line-height="150%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1.4709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P5" style:family="paragraph" style:parent-style-name="Standard">
      <style:paragraph-properties fo:margin-left="0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P6" style:family="paragraph" style:parent-style-name="Overskrift_20_1">
      <style:paragraph-properties fo:line-height="150%"/>
    </style:style>
    <style:style style:name="P7" style:family="paragraph" style:parent-style-name="Overskrift_20_1" style:master-page-name="MP0">
      <style:paragraph-properties fo:line-height="150%" style:page-number="auto" fo:break-before="page"/>
      <style:text-properties style:font-name="Calibri" fo:font-size="14pt" style:font-name-asian="Times New Roman" style:font-size-asian="14pt" style:language-asian="da" style:country-asian="DK" style:font-name-complex="Calibri" style:font-size-complex="14pt"/>
    </style:style>
    <style:style style:name="P8" style:family="paragraph" style:parent-style-name="Overskrift_20_1">
      <style:paragraph-properties fo:margin-left="0in" fo:margin-right="0in" fo:line-height="150%" fo:text-indent="0in" style:auto-text-indent="false">
        <style:tab-stops/>
      </style:paragraph-properties>
      <style:text-properties style:font-name="Calibri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fo:font-style="italic" style:font-style-asian="italic" style:font-name-complex="Calibri"/>
    </style:style>
    <style:style style:name="T3" style:family="text">
      <style:text-properties style:font-name="Calibri" fo:font-size="12pt" style:font-name-asian="Times New Roman" style:font-size-asian="12pt" style:language-asian="da" style:country-asian="DK" style:font-name-complex="Calibri" style:font-size-complex="12pt"/>
    </style:style>
    <style:style style:name="T4" style:family="text">
      <style:text-properties style:font-name="Calibri" fo:font-size="12pt" fo:font-style="normal" fo:font-weight="normal" style:font-name-asian="Times New Roman" style:font-size-asian="12pt" style:language-asian="da" style:country-asian="DK" style:font-style-asian="normal" style:font-weight-asian="normal" style:font-name-complex="Calibri" style:font-size-complex="12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bold" style:font-name-asian="Times New Roman" style:font-size-asian="12pt" style:language-asian="da" style:country-asian="DK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normal" style:font-name-asian="Times New Roman" style:font-size-asian="12pt" style:language-asian="da" style:country-asian="DK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VD</text:h>
      <text:h text:style-name="P6" text:outline-level="1"><text:span text:style-name="Standardskrifttype_20_i_20_afsnit"><text:span text:style-name="T3">Operational Contract:</text:span></text:span></text:h>
      <text:p text:style-name="P1">Operation:<text:tab/><text:tab/>addDVD (dvdDetails)</text:p>
      <text:p text:style-name="P1">Cross reference:<text:tab/>Use Case: Loan</text:p>
      <text:p text:style-name="P1">Preconditions:<text:tab/><text:tab/>None</text:p>
      <text:p text:style-name="P2"><text:span text:style-name="Standardskrifttype_20_i_20_afsnit"><text:span text:style-name="T1">Post conditions:<text:tab/>A new instance of DVD d was created </text:span></text:span><text:span text:style-name="Standardskrifttype_20_i_20_afsnit"><text:span text:style-name="T2">(instance creation)</text:span></text:span></text:p>
      <text:p text:style-name="P3"><text:span text:style-name="Standardskrifttype_20_i_20_afsnit"><text:span text:style-name="T1">The instance of d was associated with Loan </text:span></text:span><text:span text:style-name="Standardskrifttype_20_i_20_afsnit"><text:span text:style-name="T2">(association formed)</text:span></text:span></text:p>
      <text:p text:style-name="P4"><text:span text:style-name="Standardskrifttype_20_i_20_afsnit"><text:span text:style-name="T2"/></text:span></text:p>
      <text:p text:style-name="P5"><text:span text:style-name="Standardskrifttype_20_i_20_afsnit"><text:span text:style-name="T5">Operational Contract</text:span></text:span></text:p>
      <text:p text:style-name="P5"><text:span text:style-name="Standardskrifttype_20_i_20_afsnit"><text:span text:style-name="T6">Operation: modifyDVD(dvdDetails)</text:span></text:span></text:p>
      <text:p text:style-name="P5"><text:span text:style-name="Standardskrifttype_20_i_20_afsnit"><text:span text:style-name="T6">Cross reference: <text:s/>Use Case: Loan</text:span></text:span></text:p>
      <text:p text:style-name="P5"><text:span text:style-name="Standardskrifttype_20_i_20_afsnit"><text:span text:style-name="T6">Preconditions: <text:s text:c="6"/>A DVD has been found in DVD array[]</text:span></text:span></text:p>
      <text:p text:style-name="P5"><text:span text:style-name="Standardskrifttype_20_i_20_afsnit"><text:span text:style-name="T6">Postconditions: <text:s text:c="4"/>A DVD object d is referenced and modified</text:span></text:span></text:p>
      <text:p text:style-name="P5"><text:span text:style-name="Standardskrifttype_20_i_20_afsnit"><text:span text:style-name="T6"><text:tab/><text:tab/> <text:s text:c="6"/><text:tab/><text:tab/></text:span></text:span></text:p>
      <text:h text:style-name="P8" text:outline-level="1"><text:span text:style-name="Standardskrifttype_20_i_20_afsnit"><text:span text:style-name="T7">Operational Contract:</text:span></text:span></text:h>
      <text:p text:style-name="P5"><text:span text:style-name="Standardskrifttype_20_i_20_afsnit"><text:span text:style-name="T6">Operation: deleteDVD(dvdDetails)</text:span></text:span></text:p>
      <text:p text:style-name="P5"><text:span text:style-name="Standardskrifttype_20_i_20_afsnit"><text:span text:style-name="T6">Cross reference: <text:s/>Use Case: Loan</text:span></text:span></text:p>
      <text:p text:style-name="P5"><text:span text:style-name="Standardskrifttype_20_i_20_afsnit"><text:span text:style-name="T6">Preconditions: <text:s text:c="6"/>A DVD has been found in DVD array[]</text:span></text:span></text:p>
      <text:p text:style-name="P5"><text:span text:style-name="Standardskrifttype_20_i_20_afsnit"><text:span text:style-name="T6">Postconditions: <text:s text:c="4"/>A DVD object d is referenced and deleted</text:span></text:span></text:p>
      <text:p text:style-name="P5"><text:span text:style-name="Standardskrifttype_20_i_20_afsnit"><text:span text:style-name="T4"><text:tab/><text:tab/> <text:s text:c="6"/>DVD object is deleted from </text:span></text:span><text:span text:style-name="Standardskrifttype_20_i_20_afsnit"><text:span text:style-name="T8">DVD array[]</text:span></text:span><text:span text:style-name="Standardskrifttype_20_i_20_afsnit"><text:span text:style-name="T4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Overskrift_20_1" style:display-name="Overskrift 1" style:family="paragraph" style:parent-style-name="Heading" style:next-style-name="Text_20_body" style:default-outline-level="1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Opstilling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illedtekst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rdskrifttype_20_i_20_afsnit" style:display-name="Standardskrifttype i afsni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Vallentin</meta:initial-creator>
    <meta:creation-date>2012-05-09T11:11:00Z</meta:creation-date>
    <dc:date>2012-11-06T10:05:59.79</dc:date>
    <meta:print-date>2012-03-26T16:35:00Z</meta:print-date>
    <meta:editing-cycles>4</meta:editing-cycles>
    <meta:editing-duration>PT28M23S</meta:editing-duration>
    <meta:document-statistic meta:table-count="0" meta:image-count="0" meta:object-count="0" meta:page-count="1" meta:paragraph-count="19" meta:word-count="96" meta:character-count="7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Dropbox/PowerGroup/Library%20System/2.%20RegisterItem/Operational%20Contract%20-%20RegisterItem.odt/Normal"/>
  </office:meta>
</office:document-meta>
</file>